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c13f6" officeooo:paragraph-rsid="001c13f6" style:font-weight-asian="bold" style:font-weight-complex="bold"/>
    </style:style>
    <style:style style:name="P2" style:family="paragraph" style:parent-style-name="Standard">
      <style:paragraph-properties fo:text-align="start" style:justify-single-word="false"/>
      <style:text-properties fo:font-weight="normal" officeooo:rsid="001c13f6" officeooo:paragraph-rsid="001c13f6" style:font-weight-asian="normal" style:font-weight-complex="normal"/>
    </style:style>
    <style:style style:name="P3" style:family="paragraph" style:parent-style-name="Standard">
      <style:paragraph-properties fo:text-align="start" style:justify-single-word="false"/>
      <style:text-properties fo:font-weight="normal" officeooo:rsid="001e558d" officeooo:paragraph-rsid="001e558d" style:font-weight-asian="normal" style:font-weight-complex="normal"/>
    </style:style>
    <style:style style:name="P4" style:family="paragraph" style:parent-style-name="Standard">
      <style:paragraph-properties fo:text-align="start" style:justify-single-word="false"/>
      <style:text-properties fo:font-weight="normal" officeooo:rsid="0023088f" officeooo:paragraph-rsid="0023088f" style:font-weight-asian="normal" style:font-weight-complex="normal"/>
    </style:style>
    <style:style style:name="P5" style:family="paragraph" style:parent-style-name="Standard">
      <style:paragraph-properties fo:text-align="start" style:justify-single-word="false"/>
      <style:text-properties fo:font-weight="normal" officeooo:rsid="001e558d" officeooo:paragraph-rsid="001e558d" style:font-weight-asian="normal" style:font-weight-complex="normal"/>
    </style:style>
    <style:style style:name="T1" style:family="text">
      <style:text-properties officeooo:rsid="001dedb0"/>
    </style:style>
    <style:style style:name="T2" style:family="text">
      <style:text-properties officeooo:rsid="0032f968"/>
    </style:style>
    <style:style style:name="T3" style:family="text">
      <style:text-properties style:text-position="super 58%" officeooo:rsid="0032f968"/>
    </style:style>
    <style:style style:name="T4" style:family="text">
      <style:text-properties officeooo:rsid="00332d68"/>
    </style:style>
    <style:style style:name="T5" style:family="text">
      <style:text-properties officeooo:rsid="0036506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Crépuscule</text:span>»</text:p>
      <text:p text:style-name="P1"/>
      <text:p text:style-name="P2"><text:tab/><text:span text:style-name="T1">Au XIXe siècle, Victor Hugo écrit les Contemplations, alors qu’il est en exil, suite au coup d’état de Napoléon. Cette œuvre est constituée de six livres. Le </text:span><text:span text:style-name="T2">second</text:span><text:span text:style-name="T1">, intitulé «</text:span><text:span text:style-name="T2">L’âme en fleurs</text:span><text:span text:style-name="T1">», est </text:span><text:span text:style-name="T2">consacré à l’amour mais aussi à la nature et contient 28 poèmes. Le 26</text:span><text:span text:style-name="T3">e</text:span><text:span text:style-name="T2"> est celui dont je vais vous faire l’explication linéaire aujourd’hui. Il s’intitule «Crépuscule».</text:span></text:p>
      <text:p text:style-name="P2"/>
      <text:p text:style-name="P3">Je vais procéder à la lecture du poème.</text:p>
      <text:p text:style-name="P4">TODO : Coller le texte ici.</text:p>
      <text:p text:style-name="P3"/>
      <text:p text:style-name="P3"><text:tab/><text:span text:style-name="T2">Le titre du poème étudié nous donne une indication sur sa portée thématique, le crépuscule étant la période entre le jour et la nuit mais aussi un moment propice à la rencontre des amants ou à la réflexion et la contemplation du coucher ou du lever du soleil. Le titre de l’</text:span><text:span text:style-name="T5">œu</text:span><text:span text:style-name="T2">vre prend alors tout son sens. Nous verrons comment Victor Hugo mêle, à travers le registre lyrique, l’amour et la mort. En effet nous étudierons tout d’abord le premier mouvement qui traite de </text:span><text:span text:style-name="T4">l’exposition du contexte suivi de celui traitant de l’installation d’une communication. Enfin, nous comprendrons comment la vie et la mort sont mises en corrélation.</text:span></text:p>
      <text:p text:style-name="P3"/>
      <text:p text:style-name="P3"><text:tab/><text:span text:style-name="T4">D’emblée, le poète plante un décor sombre et énigmatique(«mystérieux», «au fond du bois»). Le rejet du verbe «frissonne» souligne cette ambiance. Ce décor est toutefois rehaussé de lumières, ce qui se traduit dans le texte par l’adjectif «blanches» et le nom «clairière». Par ces deux strophes, l’auteur exprime, dès le début du poème, un contraste entre l’ombre et la lumière. La forêt est, dans ce poème, </text:span><text:span text:style-name="T5">la métaphore de l’ombre ce qui se traduit par les adjectifs «profonds» et «noires» au vers 3. L’apparition de «Vénus», déesse de l’Amour et de la Beauté, au milieu de cette atmosphère sombre, au vers 4, crée un effet lumineux et par cela, le poète démontre que l’ombre et la lumière se cotoient, voire se mettent en valeur, tout comme lorsqu’il souligne le caractère «brun» des sentiers par rapport aux «blanches mousselines» : par l’inversion de la place de l’adjectif qualificatif, l’auteur, de façon subtile, souligne les jeux de l’ombre et de la lumièr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9T11:16:02.405138133</meta:creation-date>
    <meta:generator>LibreOffice/7.0.4.2$Linux_X86_64 LibreOffice_project/00$Build-2</meta:generator>
    <dc:date>2022-03-14T19:52:37.982614873</dc:date>
    <meta:editing-duration>PT58M34S</meta:editing-duration>
    <meta:editing-cycles>11</meta:editing-cycles>
    <meta:document-statistic meta:table-count="0" meta:image-count="0" meta:object-count="0" meta:page-count="1" meta:paragraph-count="6" meta:word-count="343" meta:character-count="2048" meta:non-whitespace-character-count="1708"/>
  </office:meta>
</office:document-meta>
</file>